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style:font-name="Carlito" officeooo:rsid="00154b86" officeooo:paragraph-rsid="00154b86"/>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text-properties officeooo:rsid="0017ef59" officeooo:paragraph-rsid="0017ef59"/>
    </style:style>
    <style:style style:name="P5" style:family="paragraph" style:parent-style-name="Standard">
      <style:text-properties style:font-name="Carlito" officeooo:rsid="00154b86" officeooo:paragraph-rsid="00154b86"/>
    </style:style>
    <style:style style:name="P6" style:family="paragraph" style:parent-style-name="Standard">
      <style:text-properties style:font-name="Carlito" officeooo:rsid="00179cc3" officeooo:paragraph-rsid="00179cc3"/>
    </style:style>
    <style:style style:name="T1" style:family="text">
      <style:text-properties officeooo:rsid="00165d55"/>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seño del experimento</text:p>
      <text:p text:style-name="P5"/>
      <text:p text:style-name="P5">Para evaluar el tiempo de valor esperado, implementaremos 5 algoritmos <text:s/>de ordenamiento, siendo estos: Merge sort, Bubble sort, Quick sort, Insertion sort y Bucket sort. Estos serán implementados en lenguaje R donde ordenarán un arreglo de numeros aleatorios de n elementos. Este proceso se realizará 100 veces y se <text:span text:style-name="T1">tomará la media de los tiempos de ejecución de cada algoritmo para aproximar el tiempo de valor medio para esa cantidad de elementos. Después, se procederá a variar dicha cantidad para evaluar el crecimiento de la función tiempo de ejecución. Finalmente, se realizará un ajuste para encontrar la función que mejor describa el comportamiento de cada algoritmo para n elementos.</text:span></text:p>
      <text:p text:style-name="P5"/>
      <text:p text:style-name="P6">Pseudocódigos de los algoritmos a utilizar:</text:p>
      <text:p text:style-name="P6"/>
      <text:p text:style-name="P1"><text:span text:style-name="Strong_20_Emphasis">MergeSort(arr[], l, <text:s/>r)</text:span></text:p>
      <text:p text:style-name="Preformatted_20_Text">If r &gt; l</text:p>
      <text:p text:style-name="Preformatted_20_Text"><text:s text:c="5"/><text:span text:style-name="Strong_20_Emphasis">1. </text:span>Find the middle point to divide the array into two halves: <text:s/></text:p>
      <text:p text:style-name="Preformatted_20_Text"><text:s text:c="13"/>middle m = (l+r)/2</text:p>
      <text:p text:style-name="Preformatted_20_Text"><text:s text:c="4"/><text:span text:style-name="Strong_20_Emphasis"><text:s/>2. </text:span>Call mergeSort for first half: <text:s text:c="2"/></text:p>
      <text:p text:style-name="Preformatted_20_Text"><text:s text:c="13"/>Call mergeSort(arr, l, m)</text:p>
      <text:p text:style-name="Preformatted_20_Text"><text:s text:c="5"/><text:span text:style-name="Strong_20_Emphasis">3.</text:span> Call mergeSort for second half:</text:p>
      <text:p text:style-name="Preformatted_20_Text"><text:s text:c="13"/>Call mergeSort(arr, m+1, r)</text:p>
      <text:p text:style-name="Preformatted_20_Text"><text:s text:c="5"/><text:span text:style-name="Strong_20_Emphasis">4. </text:span>Merge the two halves sorted in step 2 and 3:</text:p>
      <text:p text:style-name="P2"><text:s text:c="13"/>Call merge(arr, l, m, r)</text:p>
      <text:p text:style-name="P1">begin BubbleSort(list)</text:p>
      <text:p text:style-name="Preformatted_20_Text"/>
      <text:p text:style-name="Preformatted_20_Text"><text:s text:c="3"/>for all elements of list</text:p>
      <text:p text:style-name="Preformatted_20_Text"><text:s text:c="6"/>if list[i] &gt; list[i+1]</text:p>
      <text:p text:style-name="Preformatted_20_Text"><text:s text:c="9"/>swap(list[i], list[i+1])</text:p>
      <text:p text:style-name="Preformatted_20_Text"><text:s text:c="6"/>end if</text:p>
      <text:p text:style-name="Preformatted_20_Text"><text:s text:c="3"/>end for</text:p>
      <text:p text:style-name="Preformatted_20_Text"><text:s text:c="3"/></text:p>
      <text:p text:style-name="Preformatted_20_Text"><text:s text:c="3"/>return list</text:p>
      <text:p text:style-name="Preformatted_20_Text"><text:s text:c="3"/></text:p>
      <text:p text:style-name="P2">end BubbleSort</text:p>
      <text:p text:style-name="P2"/>
      <text:p text:style-name="P4">Insertion sort:</text:p>
      <text:p text:style-name="P2">i ← 1</text:p>
      <text:p text:style-name="Preformatted_20_Text"><text:span text:style-name="T2">while</text:span> i &lt; length(A)</text:p>
      <text:p text:style-name="Preformatted_20_Text"><text:s text:c="4"/>j ← i</text:p>
      <text:p text:style-name="Preformatted_20_Text"><text:s text:c="4"/><text:span text:style-name="T2">while</text:span> j &gt; 0 <text:span text:style-name="T2">and</text:span> A[j-1] &gt; A[j]</text:p>
      <text:p text:style-name="Preformatted_20_Text"><text:s text:c="8"/><text:span text:style-name="T2">swap</text:span> A[j] and A[j-1]</text:p>
      <text:p text:style-name="Preformatted_20_Text"><text:s text:c="8"/>j ← j - 1</text:p>
      <text:p text:style-name="Preformatted_20_Text"><text:s text:c="4"/><text:span text:style-name="T2">end while</text:span></text:p>
      <text:p text:style-name="Preformatted_20_Text"><text:s text:c="4"/>i ← i + 1</text:p>
      <text:p text:style-name="P3">end while</text:p>
      <text:p text:style-name="P2">Quicksort(A as array, low as int, high as int){</text:p>
      <text:p text:style-name="Preformatted_20_Text"><text:s text:c="4"/>if (low &lt; high){</text:p>
      <text:p text:style-name="Preformatted_20_Text"><text:s text:c="8"/>pivot_location = Partition(A,low,high)</text:p>
      <text:p text:style-name="Preformatted_20_Text"><text:s text:c="8"/>Quicksort(A,low, pivot_location)</text:p>
      <text:p text:style-name="Preformatted_20_Text"><text:s text:c="8"/>Quicksort(A, pivot_location + 1, high)</text:p>
      <text:p text:style-name="Preformatted_20_Text"><text:s text:c="4"/>}</text:p>
      <text:p text:style-name="Preformatted_20_Text"><text:soft-page-break/>}</text:p>
      <text:p text:style-name="Preformatted_20_Text">Partition(A as array, low as int, high as int){</text:p>
      <text:p text:style-name="Preformatted_20_Text"><text:s text:c="5"/>pivot = A[low]</text:p>
      <text:p text:style-name="Preformatted_20_Text"><text:s text:c="5"/>leftwall = low</text:p>
      <text:p text:style-name="Preformatted_20_Text"/>
      <text:p text:style-name="Preformatted_20_Text"><text:s text:c="5"/>for i = low + 1 to high{</text:p>
      <text:p text:style-name="Preformatted_20_Text"><text:s text:c="9"/>if (A[i] &lt; pivot) then{</text:p>
      <text:p text:style-name="Preformatted_20_Text"><text:s text:c="13"/>swap(A[i], A[leftwall + 1])</text:p>
      <text:p text:style-name="Preformatted_20_Text"><text:s text:c="13"/>leftwall = leftwall + 1</text:p>
      <text:p text:style-name="Preformatted_20_Text"><text:s text:c="9"/>}</text:p>
      <text:p text:style-name="Preformatted_20_Text"><text:s text:c="5"/>}</text:p>
      <text:p text:style-name="Preformatted_20_Text"><text:s text:c="5"/>swap(pivot,A[leftwall])</text:p>
      <text:p text:style-name="Preformatted_20_Text"/>
      <text:p text:style-name="P2"><text:s text:c="4"/>return (leftwall)}</text:p>
      <text:p text:style-name="P2"/>
      <text:p text:style-name="P1"><text:span text:style-name="Strong_20_Emphasis">bucketSort(arr[], n)</text:span></text:p>
      <text:p text:style-name="Preformatted_20_Text">1) Create n empty buckets (Or lists).</text:p>
      <text:p text:style-name="Preformatted_20_Text">2) Do following for every array element arr[i]:</text:p>
      <text:p text:style-name="Preformatted_20_Text">.......a) Insert arr[i] into bucket[n*array[i]]</text:p>
      <text:p text:style-name="Preformatted_20_Text">3) Sort individual buckets using insertion sort.</text:p>
      <text:p text:style-name="P2">4) Concatenate all sorted bucke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3:17:56.247975817</meta:creation-date>
    <dc:date>2018-09-17T14:00:09.491390294</dc:date>
    <meta:editing-duration>PT9M41S</meta:editing-duration>
    <meta:editing-cycles>1</meta:editing-cycles>
    <meta:document-statistic meta:table-count="0" meta:image-count="0" meta:object-count="0" meta:page-count="2" meta:paragraph-count="57" meta:word-count="337" meta:character-count="2187" meta:non-whitespace-character-count="1653"/>
    <meta:generator>LibreOffice/6.0.3.2$Linux_X86_64 LibreOffice_project/00$Build-2</meta:generator>
  </office:meta>
</office:document-meta>
</file>